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6.116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subtitle">
      <style:graphic-properties draw:fill-color="#ffffff" fo:min-height="17.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text:enable-numbering="false" fo:text-indent="-0.9cm"/>
      <style:text-properties fo:font-family="'Courier New'" style:font-family-generic="modern" style:font-pitch="fixed"/>
    </style:style>
    <style:style style:name="P5" style:family="paragraph">
      <style:paragraph-properties text:enable-numbering="false"/>
      <style:text-properties fo:font-family="'Courier New'" style:font-family-generic="modern" style:font-pitch="fixed"/>
    </style:style>
    <style:style style:name="P6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6pt" style:font-size-asian="16pt" style:font-size-complex="16pt"/>
    </style:style>
    <style:style style:name="P7" style:family="paragraph">
      <style:paragraph-properties fo:text-align="start"/>
      <style:text-properties fo:font-family="'Courier New'" style:font-family-generic="modern" style:font-pitch="fixed" fo:font-size="16pt" style:font-size-asian="16pt" style:font-size-complex="16pt"/>
    </style:style>
    <style:style style:name="P8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9" style:family="paragraph">
      <style:text-properties fo:font-family="'Courier New'" style:font-family-generic="modern" style:font-pitch="fixed"/>
    </style:style>
    <style:style style:name="P10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12pt" style:font-size-asian="12pt" style:font-size-complex="12pt"/>
    </style:style>
    <style:style style:name="P11" style:family="paragraph">
      <style:paragraph-properties fo:text-align="start"/>
      <style:text-properties fo:font-family="'Courier New'" style:font-family-generic="modern" style:font-pitch="fixed" fo:font-size="12pt" style:font-size-asian="12pt" style:font-size-complex="12pt"/>
    </style:style>
    <style:style style:name="P12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style:font-size-asian="20pt" style:font-size-complex="20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size="16pt" style:font-size-asian="16pt" style:font-size-complex="16pt"/>
    </style:style>
    <style:style style:name="T3" style:family="text">
      <style:text-properties fo:font-family="'Courier New'" style:font-family-generic="modern" style:font-pitch="fixed" fo:font-size="32pt" style:font-size-asian="32pt" style:font-size-complex="32pt"/>
    </style:style>
    <style:style style:name="T4" style:family="text">
      <style:text-properties fo:font-family="'Courier New'" style:font-family-generic="modern" style:font-pitch="fixed" fo:font-size="12pt" style:font-size-asian="12pt" style:font-size-complex="12pt"/>
    </style:style>
    <style:style style:name="T5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Report Writing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Perl == Practical Extraction and Report Languag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Tools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3">
              <text:list-item>
                <text:p text:style-name="P3">@<text:tab/>- Indicates the start of a field</text:p>
              </text:list-item>
            </text:list>
            <text:list text:style-name="L3">
              <text:list-item>
                <text:p text:style-name="P3">@* - Used for multiline fields</text:p>
              </text:list-item>
            </text:list>
            <text:list text:style-name="L3">
              <text:list-item>
                <text:p text:style-name="P3">^ - Used for filling fields</text:p>
              </text:list-item>
            </text:list>
          </draw:text-box>
        </draw:frame>
        <draw:frame presentation:style-name="pr4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3">&lt;<text:tab/>- Left justified</text:p>
              </text:list-item>
            </text:list>
            <text:list text:style-name="L3">
              <text:list-item>
                <text:p text:style-name="P3">&gt;<text:tab/>- Right justified</text:p>
              </text:list-item>
            </text:list>
            <text:list text:style-name="L3">
              <text:list-item>
                <text:p text:style-name="P3">|<text:tab/>- Centered</text:p>
              </text:list-item>
            </text:list>
            <text:list text:style-name="L3">
              <text:list-item>
                <text:p text:style-name="P3">#<text:tab/>- Numeric</text:p>
              </text:list-item>
            </text:list>
            <text:list text:style-name="L3">
              <text:list-item>
                <text:p text:style-name="P3">.<text:tab/>- Indicates placement of decimal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ample 1</text:p>
          </draw:text-box>
        </draw:frame>
        <draw:frame presentation:style-name="pr6" draw:text-style-name="P4" draw:layer="layout" svg:width="14.605cm" svg:height="17.251cm" svg:x="0.635cm" svg:y="4.339cm" presentation:class="outline" presentation:user-transformed="true">
          <draw:text-box>
            <text:list text:style-name="L3">
              <text:list-item>
                <text:p text:style-name="P4"><text:span text:style-name="T1">$fname=”caleb”;</text:span></text:p>
              </text:list-item>
            </text:list>
            <text:list text:style-name="L3">
              <text:list-item>
                <text:p text:style-name="P4"><text:span text:style-name="T1">$lname=”cushing”;</text:span></text:p>
              </text:list-item>
            </text:list>
            <text:list text:style-name="L3">
              <text:list-item>
                <text:p text:style-name="P4"><text:span text:style-name="T1">format STDOUT=</text:span></text:p>
              </text:list-item>
            </text:list>
            <text:list text:style-name="L3">
              <text:list-item>
                <text:p text:style-name="P4"><text:span text:style-name="T1">First Name: @&lt;&lt;&lt;&lt;</text:span></text:p>
              </text:list-item>
            </text:list>
            <text:list text:style-name="L3">
              <text:list-item>
                <text:p text:style-name="P4"><text:span text:style-name="T1">$fname</text:span></text:p>
              </text:list-item>
            </text:list>
            <text:list text:style-name="L3">
              <text:list-item>
                <text:p text:style-name="P4"><text:span text:style-name="T1">Last Name: @&lt;&lt;&lt;&lt;&lt;&lt;</text:span></text:p>
              </text:list-item>
            </text:list>
            <text:list text:style-name="L3">
              <text:list-item>
                <text:p text:style-name="P4"><text:span text:style-name="T1">$lname</text:span></text:p>
              </text:list-item>
            </text:list>
            <text:list text:style-name="L3">
              <text:list-item>
                <text:p text:style-name="P4"><text:span text:style-name="T1">.</text:span></text:p>
              </text:list-item>
            </text:list>
            <text:list text:style-name="L3">
              <text:list-item>
                <text:p text:style-name="P4"><text:span text:style-name="T1">write;</text:span></text:p>
              </text:list-item>
            </text:list>
            <text:list text:style-name="L3">
              <text:list-item>
                <text:p text:style-name="P4"><text:span text:style-name="T1"/></text:p>
              </text:list-item>
            </text:list>
          </draw:text-box>
        </draw:frame>
        <draw:frame presentation:style-name="pr4" draw:text-style-name="P5" draw:layer="layout" svg:width="13.272cm" svg:height="13.609cm" svg:x="14.605cm" svg:y="4.171cm" presentation:class="outline" presentation:user-transformed="true">
          <draw:text-box>
            <text:list text:style-name="L3">
              <text:list-item>
                <text:p text:style-name="P4"><text:span text:style-name="T1">First Name: caleb</text:span></text:p>
              </text:list-item>
            </text:list>
            <text:list text:style-name="L3">
              <text:list-item>
                <text:p text:style-name="P4"><text:span text:style-name="T1">Last Name: cush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xample 2</text:p>
          </draw:text-box>
        </draw:frame>
        <draw:frame draw:name="Object 1" draw:style-name="gr2" draw:layer="layout" svg:width="25.199cm" svg:height="13.859cm" svg:x="1.471cm" svg:y="5.0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2" draw:text-style-name="P7" draw:layer="layout" svg:width="25.199cm" svg:height="17.893cm" svg:x="1.4cm" svg:y="2.897cm" presentation:class="subtitle" presentation:user-transformed="true">
          <draw:text-box>
            <text:p text:style-name="P6"><text:span text:style-name="T2"><text:s/></text:span><text:span text:style-name="T2">#!/bin/perl</text:span></text:p>
            <text:p text:style-name="P6"><text:span text:style-name="T2">1 <text:s text:c="2"/>$name="Tommy";</text:span></text:p>
            <text:p text:style-name="P6"><text:span text:style-name="T2"><text:s text:c="4"/></text:span><text:span text:style-name="T2">$age=25;</text:span></text:p>
            <text:p text:style-name="P6"><text:span text:style-name="T2"><text:s text:c="4"/></text:span><text:span text:style-name="T2">$salary=50000.00;</text:span></text:p>
            <text:p text:style-name="P6"><text:span text:style-name="T2"><text:s text:c="4"/></text:span><text:span text:style-name="T2">$now="05/21/07";</text:span></text:p>
            <text:p text:style-name="P6"><text:span text:style-name="T2"/></text:p>
            <text:p text:style-name="P6"><text:span text:style-name="T2">2 <text:s text:c="2"/>open(REPORT, "&gt;report" ) || die "report: $!\n";</text:span></text:p>
            <text:p text:style-name="P6"><text:span text:style-name="T2"><text:s text:c="4"/></text:span><text:span text:style-name="T2"># REPORT filehandle is opened for writing</text:span></text:p>
            <text:p text:style-name="P6"><text:span text:style-name="T2">3 <text:s text:c="2"/>format REPORT= <text:s text:c="2"/># REPORT is also used for the format filehandle</text:span></text:p>
            <text:p text:style-name="P6"><text:span text:style-name="T2"><text:s text:c="4"/></text:span><text:span text:style-name="T2">-----------------------</text:span></text:p>
            <text:p text:style-name="P6"><text:span text:style-name="T2"><text:s text:c="8"/></text:span><text:span text:style-name="T2">| EMPLOYEE INFORMATION |</text:span></text:p>
            <text:p text:style-name="P6"><text:span text:style-name="T2"><text:s text:c="4"/></text:span><text:span text:style-name="T2">-----------------------</text:span></text:p>
            <text:p text:style-name="P6"><text:span text:style-name="T2">4 <text:s text:c="2"/>Name: @&lt;&lt;&lt;&lt;&lt;&lt;</text:span></text:p>
            <text:p text:style-name="P6"><text:span text:style-name="T2">5 <text:s text:c="6"/>$name</text:span></text:p>
            <text:p text:style-name="P6"><text:span text:style-name="T2"><text:s text:c="4"/></text:span><text:span text:style-name="T2">-----------------------</text:span></text:p>
            <text:p text:style-name="P6"><text:span text:style-name="T2"><text:s text:c="4"/></text:span><text:span text:style-name="T2">Age:@###</text:span></text:p>
            <text:p text:style-name="P6"><text:span text:style-name="T2"><text:s text:c="8"/></text:span><text:span text:style-name="T2">$age</text:span></text:p>
            <text:p text:style-name="P6"><text:span text:style-name="T2"><text:s text:c="4"/></text:span><text:span text:style-name="T2">-----------------------</text:span></text:p>
            <text:p text:style-name="P6"><text:span text:style-name="T2"><text:s text:c="4"/></text:span><text:span text:style-name="T2">Salary:@#####.##</text:span></text:p>
            <text:p text:style-name="P6"><text:span text:style-name="T2"><text:s text:c="8"/></text:span><text:span text:style-name="T2">$salary</text:span></text:p>
            <text:p text:style-name="P6"><text:span text:style-name="T2"><text:s text:c="4"/></text:span><text:span text:style-name="T2">-----------------------</text:span></text:p>
            <text:p text:style-name="P6"><text:span text:style-name="T2"><text:s text:c="4"/></text:span><text:span text:style-name="T2">Date:@&gt;&gt;&gt;&gt;&gt;&gt;&gt;&gt;&gt;&gt;</text:span></text:p>
            <text:p text:style-name="P6"><text:span text:style-name="T2"><text:s text:c="8"/></text:span><text:span text:style-name="T2">$now</text:span></text:p>
            <text:p text:style-name="P6"><text:span text:style-name="T2"><text:s text:c="4"/></text:span><text:span text:style-name="T2">-----------------------</text:span></text:p>
            <text:p text:style-name="P6"><text:span text:style-name="T2">6 <text:s text:c="2"/>.</text:span></text:p>
            <text:p text:style-name="P6"><text:span text:style-name="T2">7 <text:s text:c="2"/>write REPORT; <text:s text:c="5"/># The write function sends output to the file</text:span></text:p>
            <text:p text:style-name="P6"><text:span text:style-name="T2"><text:s text:c="23"/></text:span><text:span text:style-name="T2"># associated with the REPORT filehandle</text:span></text:p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 text:style-name="P1">Example 2 (cont)</text:p>
          </draw:text-box>
        </draw:frame>
        <draw:frame presentation:style-name="pr2" draw:text-style-name="P9" draw:layer="layout" svg:width="25.199cm" svg:height="14.709cm" svg:x="1.4cm" svg:y="4.489cm" presentation:class="subtitle" presentation:user-transformed="true">
          <draw:text-box>
            <text:p text:style-name="P8"><text:span text:style-name="T3">-----------------------</text:span></text:p>
            <text:p text:style-name="P8"><text:span text:style-name="T3">| EMPLOYEE INFORMATION |</text:span></text:p>
            <text:p text:style-name="P8"><text:span text:style-name="T3">-----------------------</text:span></text:p>
            <text:p text:style-name="P8"><text:span text:style-name="T3">Name: Tommy</text:span></text:p>
            <text:p text:style-name="P8"><text:span text:style-name="T3">-----------------------</text:span></text:p>
            <text:p text:style-name="P8"><text:span text:style-name="T3">Age: <text:s/>25</text:span></text:p>
            <text:p text:style-name="P8"><text:span text:style-name="T3">-----------------------</text:span></text:p>
            <text:p text:style-name="P8"><text:span text:style-name="T3">Salary: 50000.00</text:span></text:p>
            <text:p text:style-name="P8"><text:span text:style-name="T3">-----------------------</text:span></text:p>
            <text:p text:style-name="P8"><text:span text:style-name="T3">Date: 05/21/07</text:span></text:p>
            <text:p text:style-name="P8"><text:span text:style-name="T3">-----------------------</text:span></text:p>
            <text:p text:style-name="P8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25.199cm" svg:height="20.077cm" svg:x="5.916cm" svg:y="0.635cm" presentation:class="subtitle" presentation:user-transformed="true">
          <draw:text-box>
            <text:p text:style-name="P10"><text:span text:style-name="T4">#!/usr/bin/perl</text:span></text:p>
            <text:p text:style-name="P10"><text:span text:style-name="T4"><text:s text:c="4"/></text:span><text:span text:style-name="T4"># Write an awklike report</text:span></text:p>
            <text:p text:style-name="P10"><text:span text:style-name="T4">1 <text:s text:c="2"/>open(MYDB, "&gt; mydb") || die "Can't open mydb: $!\n";</text:span></text:p>
            <text:p text:style-name="P10"><text:span text:style-name="T4">2 <text:s text:c="2"/>$oldfilehandle= select(MYDB);</text:span></text:p>
            <text:p text:style-name="P10"><text:span text:style-name="T4"><text:s text:c="21"/></text:span><text:span text:style-name="T4"># MYDB is selected as the filehandle for write</text:span></text:p>
            <text:p text:style-name="P10"><text:span text:style-name="T4">3 <text:s text:c="2"/>format MYDB_TOP =</text:span></text:p>
            <text:p text:style-name="P10"><text:span text:style-name="T4"><text:s text:c="23"/></text:span><text:span text:style-name="T4">DATEBOOK INFO</text:span></text:p>
            <text:p text:style-name="P10"><text:span text:style-name="T4"/></text:p>
            <text:p text:style-name="P10"><text:span text:style-name="T4"><text:s text:c="4"/></text:span><text:span text:style-name="T4">Name <text:s text:c="10"/>Phone <text:s text:c="8"/>Birthday <text:s text:c="7"/>Salary</text:span></text:p>
            <text:p text:style-name="P10"><text:span text:style-name="T4"><text:s text:c="4"/></text:span><text:span text:style-name="T4">____________________________________________________</text:span></text:p>
            <text:p text:style-name="P10"><text:span text:style-name="T4"><text:s text:c="4"/></text:span><text:span text:style-name="T4">.</text:span></text:p>
            <text:p text:style-name="P10"><text:span text:style-name="T4"/></text:p>
            <text:p text:style-name="P10"><text:span text:style-name="T4">4 <text:s text:c="2"/>format MYDB =</text:span></text:p>
            <text:p text:style-name="P10"><text:span text:style-name="T4"><text:s text:c="4"/></text:span><text:span text:style-name="T4">@&lt;&lt;&lt;@&lt;&lt;&lt;&lt;&lt;&lt;&lt;&lt;&lt;&lt;&lt;&lt;&lt;&lt;&lt;&lt;@&lt;&lt;&lt;&lt;&lt;&lt;&lt;&lt;&lt;&lt;&lt;&lt;@|||||||||@#######.##</text:span></text:p>
            <text:p text:style-name="P10"><text:span text:style-name="T4"><text:s text:c="4"/></text:span><text:span text:style-name="T4">$., <text:s text:c="5"/>$name, <text:s text:c="8"/>$phone, <text:s text:c="6"/>$bd, <text:s text:c="5"/>$sal</text:span></text:p>
            <text:p text:style-name="P10"><text:span text:style-name="T4"><text:s text:c="4"/></text:span><text:span text:style-name="T4">.</text:span></text:p>
            <text:p text:style-name="P10"><text:span text:style-name="T4">5 <text:s text:c="2"/>format SUMMARY =</text:span></text:p>
            <text:p text:style-name="P10"><text:span text:style-name="T4"><text:s text:c="4"/></text:span><text:span text:style-name="T4">____________________________________________________</text:span></text:p>
            <text:p text:style-name="P10"><text:span text:style-name="T4">6 <text:s text:c="2"/>The average salary for all employees is $@######.##.</text:span></text:p>
            <text:p text:style-name="P10"><text:span text:style-name="T4"><text:s text:c="44"/></text:span><text:span text:style-name="T4">$total/$count</text:span></text:p>
            <text:p text:style-name="P10"><text:span text:style-name="T4"><text:s text:c="4"/></text:span><text:span text:style-name="T4">The number of lines left on the page is @###.</text:span></text:p>
            <text:p text:style-name="P10"><text:span text:style-name="T4"><text:s text:c="44"/></text:span><text:span text:style-name="T4">$-</text:span></text:p>
            <text:p text:style-name="P10"><text:span text:style-name="T4"><text:s text:c="4"/></text:span><text:span text:style-name="T4">The default page length is @###.</text:span></text:p>
            <text:p text:style-name="P10"><text:span text:style-name="T4"><text:s text:c="31"/></text:span><text:span text:style-name="T4">$=</text:span></text:p>
            <text:p text:style-name="P10"><text:span text:style-name="T4">7 <text:s text:c="2"/>.</text:span></text:p>
            <text:p text:style-name="P10"><text:span text:style-name="T4"><text:s text:c="4"/></text:span><text:span text:style-name="T4">open(DB,"datebook") || die "Can't open datebook: $!\n";</text:span></text:p>
            <text:p text:style-name="P10"><text:span text:style-name="T4"><text:s text:c="4"/></text:span><text:span text:style-name="T4">while(&lt;DB&gt;){</text:span></text:p>
            <text:p text:style-name="P10"><text:span text:style-name="T4"><text:s text:c="8"/></text:span><text:span text:style-name="T4">( $name, $phone, $address, $bd, $sal )=split(/:/);</text:span></text:p>
            <text:p text:style-name="P10"><text:span text:style-name="T4">8 <text:s text:c="6"/>write ;</text:span></text:p>
            <text:p text:style-name="P10"><text:span text:style-name="T4"><text:s text:c="8"/></text:span><text:span text:style-name="T4">$count++;</text:span></text:p>
            <text:p text:style-name="P10"><text:span text:style-name="T4"><text:s text:c="8"/></text:span><text:span text:style-name="T4">$total+=$sal;</text:span></text:p>
            <text:p text:style-name="P10"><text:span text:style-name="T4"><text:s text:c="4"/></text:span><text:span text:style-name="T4">}</text:span></text:p>
            <text:p text:style-name="P10"><text:span text:style-name="T4"><text:s text:c="4"/></text:span><text:span text:style-name="T4">close DB;</text:span></text:p>
            <text:p text:style-name="P10"><text:span text:style-name="T4"/></text:p>
            <text:p text:style-name="P10"><text:span text:style-name="T4">9 <text:s text:c="2"/>$~=SUMMARY; <text:s text:c="3"/># New report format for MYDB filehandle</text:span></text:p>
            <text:p text:style-name="P10"><text:span text:style-name="T4">10 <text:s/>write ;</text:span></text:p>
            <text:p text:style-name="P10"><text:span text:style-name="T4"/></text:p>
            <text:p text:style-name="P10"><text:span text:style-name="T4">11 <text:s/>select ($oldfilehandle); # STDOUT is now selected for further</text:span></text:p>
            <text:p text:style-name="P10"><text:span text:style-name="T4"><text:s text:c="29"/></text:span><text:span text:style-name="T4"># writes or prints</text:span></text:p>
            <text:p text:style-name="P10"><text:span text:style-name="T4">12 <text:s/>print "Report Submitted On" , 'date';</text:span></text:p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9cm" svg:height="17.78cm" svg:x="1.4cm" svg:y="1.27cm" presentation:class="subtitle" presentation:user-transformed="true">
          <draw:text-box>
            <text:p text:style-name="P12"><text:span text:style-name="T5"><text:s text:c="26"/></text:span><text:span text:style-name="T5">DATEBOOK INFO</text:span></text:p>
            <text:p text:style-name="P12"><text:span text:style-name="T5"><text:s text:c="4"/></text:span><text:span text:style-name="T5">Name <text:s text:c="11"/>Phone <text:s text:c="10"/>Birthday <text:s text:c="4"/>Salary</text:span></text:p>
            <text:p text:style-name="P12"><text:span text:style-name="T5">1 <text:s text:c="2"/>Betty Boop <text:s text:c="5"/>245-836-8357 <text:s text:c="3"/>6/23/23 <text:s text:c="5"/>14500.00</text:span></text:p>
            <text:p text:style-name="P12"><text:span text:style-name="T5">2 <text:s text:c="2"/>Igor Chevsky <text:s text:c="3"/>385-375-8395 <text:s text:c="3"/>6/18/68 <text:s text:c="5"/>23400.00</text:span></text:p>
            <text:p text:style-name="P12"><text:span text:style-name="T5">3 <text:s text:c="2"/>Norma Corder <text:s text:c="3"/>397-857-2735 <text:s text:c="3"/>3/28/45 <text:s text:c="5"/>245700.00</text:span></text:p>
            <text:p text:style-name="P12"><text:span text:style-name="T5"><text:s text:c="11"/></text:span><text:span text:style-name="T5">. . .</text:span></text:p>
            <text:p text:style-name="P12"><text:span text:style-name="T5">25 <text:s/>Paco Gutierrez <text:s/>835-365-1284 <text:s text:c="3"/>2/28/53 <text:s text:c="5"/>123500.00</text:span></text:p>
            <text:p text:style-name="P12"><text:span text:style-name="T5">26 <text:s/>Ephram Hardy <text:s text:c="3"/>293-259-5395 <text:s text:c="3"/>8/12/20 <text:s text:c="5"/>56700.00</text:span></text:p>
            <text:p text:style-name="P12"><text:span text:style-name="T5">27 <text:s/>James Ikeda <text:s text:c="4"/>834-938-8376 <text:s text:c="3"/>12/1/38 <text:s text:c="5"/>45000.00</text:span></text:p>
            <text:p text:style-name="P12"><text:span text:style-name="T5">The average salary for all employees is $82572.50.</text:span></text:p>
            <text:p text:style-name="P12"><text:span text:style-name="T5">The number of lines left on the page is 32.</text:span></text:p>
            <text:p text:style-name="P12"><text:span text:style-name="T5">The default page length is 60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Caleb Cushing</meta:initial-creator>
    <meta:creation-date>2008-05-27T15:59:17</meta:creation-date>
    <dc:creator>Caleb Cushing</dc:creator>
    <dc:date>2008-05-27T16:55:37</dc:date>
    <meta:editing-cycles>4</meta:editing-cycles>
    <meta:editing-duration>PT41M10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